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raphik" svg:font-family="Graphik"/>
    <style:font-face style:name="Mandali" svg:font-family="Mandali, sans-serif"/>
    <style:font-face style:name="Noto Sans" svg:font-family="'Noto Sans', 'Helvetica Neue', 'Segoe UI', Helvetica, Verdana, Arial, sans-serif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993in" table:align="left"/>
    </style:style>
    <style:style style:name="Table1.A" style:family="table-column">
      <style:table-column-properties style:column-width="1.8021in"/>
    </style:style>
    <style:style style:name="Table1.B" style:family="table-column">
      <style:table-column-properties style:column-width="1.497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variant="normal" fo:text-transform="none" fo:color="#212529" style:font-name="Graphik" fo:font-size="11.25pt" fo:letter-spacing="normal" fo:font-style="italic" fo:font-weight="normal"/>
    </style:style>
    <style:style style:name="P2" style:family="paragraph" style:parent-style-name="Standard">
      <style:text-properties style:font-name="Times New Roman1" fo:font-weight="normal" style:font-weight-asian="normal" style:font-weight-complex="normal"/>
    </style:style>
    <style:style style:name="P3" style:family="paragraph" style:parent-style-name="Standard">
      <style:text-properties fo:font-style="italic" style:font-style-asian="italic" style:font-style-complex="italic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529" style:font-name="Times New Roman1" fo:font-size="12pt" fo:letter-spacing="normal" fo:font-style="normal" fo:font-weight="normal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e5768" style:font-name="Mandali" fo:font-size="11.25pt" fo:letter-spacing="normal" fo:font-style="normal" fo:font-weight="normal"/>
    </style:style>
    <style:style style:name="P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</style:style>
    <style:style style:name="P8" style:family="paragraph" style:parent-style-name="Table_20_Contents">
      <style:paragraph-properties fo:padding="0.0193in" fo:border="0.0008in solid #cccccc"/>
    </style:style>
    <style:style style:name="P9" style:family="paragraph" style:parent-style-name="Text_20_body" style:list-style-name="L8"/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ext_20_body" style:list-style-name="L37"/>
    <style:style style:name="P12" style:family="paragraph" style:parent-style-name="Standard" style:list-style-name="L1"/>
    <style:style style:name="P13" style:family="paragraph" style:parent-style-name="Standard" style:list-style-name="L2"/>
    <style:style style:name="P14" style:family="paragraph" style:parent-style-name="Standard" style:list-style-name="L3"/>
    <style:style style:name="P15" style:family="paragraph" style:parent-style-name="Standard" style:list-style-name="L4"/>
    <style:style style:name="P16" style:family="paragraph" style:parent-style-name="Standard" style:list-style-name="L5"/>
    <style:style style:name="P17" style:family="paragraph" style:parent-style-name="Standard" style:list-style-name="L6"/>
    <style:style style:name="P18" style:family="paragraph" style:parent-style-name="Standard" style:list-style-name="L7"/>
    <style:style style:name="P19" style:family="paragraph" style:parent-style-name="Standard" style:list-style-name="L9"/>
    <style:style style:name="P20" style:family="paragraph" style:parent-style-name="Standard" style:list-style-name="L10"/>
    <style:style style:name="P21" style:family="paragraph" style:parent-style-name="Standard" style:list-style-name="L12"/>
    <style:style style:name="P22" style:family="paragraph" style:parent-style-name="Standard" style:list-style-name="L12">
      <style:paragraph-properties fo:text-align="start" style:justify-single-word="false" fo:orphans="2" fo:widows="2"/>
      <style:text-properties fo:font-variant="normal" fo:text-transform="none" fo:color="#4e5768" style:font-name="Mandali" fo:font-size="11.25pt" fo:letter-spacing="normal" fo:font-style="normal" fo:font-weight="normal"/>
    </style:style>
    <style:style style:name="P23" style:family="paragraph" style:parent-style-name="Standard" style:list-style-name="L41">
      <style:paragraph-properties fo:text-align="start" style:justify-single-word="false" fo:orphans="2" fo:widows="2"/>
      <style:text-properties fo:font-variant="normal" fo:text-transform="none" fo:color="#4e5768" style:font-name="Mandali" fo:font-size="11.25pt" fo:letter-spacing="normal" fo:font-style="normal" fo:font-weight="normal"/>
    </style:style>
    <style:style style:name="P24" style:family="paragraph" style:parent-style-name="Standard" style:list-style-name="L13"/>
    <style:style style:name="P25" style:family="paragraph" style:parent-style-name="Standard" style:list-style-name="L14"/>
    <style:style style:name="P26" style:family="paragraph" style:parent-style-name="Standard">
      <style:text-properties fo:font-weight="bold" style:font-weight-asian="bold" style:font-weight-complex="bold"/>
    </style:style>
    <style:style style:name="P27" style:family="paragraph" style:parent-style-name="Standard" style:list-style-name="L33">
      <style:text-properties fo:font-weight="bold" style:font-weight-asian="bold" style:font-weight-complex="bold"/>
    </style:style>
    <style:style style:name="P28" style:family="paragraph" style:parent-style-name="Standard">
      <style:text-properties style:font-name="Times New Roman1" fo:font-weight="normal" style:font-weight-asian="normal" style:font-weight-complex="normal"/>
    </style:style>
    <style:style style:name="P29" style:family="paragraph" style:parent-style-name="Standard">
      <style:text-properties fo:font-style="italic" style:font-style-asian="italic" style:font-style-complex="italic"/>
    </style:style>
    <style:style style:name="P30" style:family="paragraph" style:parent-style-name="Standard" style:list-style-name="L29"/>
    <style:style style:name="P31" style:family="paragraph" style:parent-style-name="Standard" style:list-style-name="L30"/>
    <style:style style:name="P32" style:family="paragraph" style:parent-style-name="Standard" style:list-style-name="L31"/>
    <style:style style:name="P33" style:family="paragraph" style:parent-style-name="Standard" style:list-style-name="L32"/>
    <style:style style:name="P34" style:family="paragraph" style:parent-style-name="Standard" style:list-style-name="L33"/>
    <style:style style:name="P35" style:family="paragraph" style:parent-style-name="Standard" style:list-style-name="L34"/>
    <style:style style:name="P36" style:family="paragraph" style:parent-style-name="Standard" style:list-style-name="L35"/>
    <style:style style:name="P37" style:family="paragraph" style:parent-style-name="Standard" style:list-style-name="L36"/>
    <style:style style:name="P38" style:family="paragraph" style:parent-style-name="Standard" style:list-style-name="L38"/>
    <style:style style:name="P39" style:family="paragraph" style:parent-style-name="Standard" style:list-style-name="L39"/>
    <style:style style:name="P40" style:family="paragraph" style:parent-style-name="Standard" style:list-style-name="L41"/>
    <style:style style:name="P41" style:family="paragraph" style:parent-style-name="Standard" style:list-style-name="L42"/>
    <style:style style:name="P4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</style:style>
    <style:style style:name="P43" style:family="paragraph" style:parent-style-name="Standard" style:list-style-name="L11">
      <style:paragraph-properties fo:margin-left="0in" fo:margin-right="0in" fo:text-align="start" style:justify-single-word="false" fo:orphans="2" fo:widows="2" fo:text-indent="0in" style:auto-text-indent="false"/>
    </style:style>
    <style:style style:name="P44" style:family="paragraph" style:parent-style-name="Standard" style:list-style-name="L40">
      <style:paragraph-properties fo:margin-left="0in" fo:margin-right="0in" fo:text-align="start" style:justify-single-word="false" fo:orphans="2" fo:widows="2" fo:text-indent="0in" style:auto-text-indent="false"/>
    </style:style>
    <style:style style:name="P4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e5768" style:font-name="Mandali" fo:font-size="11.25pt" fo:letter-spacing="normal" fo:font-style="normal" fo:font-weight="normal"/>
    </style:style>
    <style:style style:name="P46" style:family="paragraph" style:parent-style-name="Standard" style:list-style-name="L11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e5768" style:font-name="Mandali" fo:font-size="11.25pt" fo:letter-spacing="normal" fo:font-style="normal" fo:font-weight="normal"/>
    </style:style>
    <style:style style:name="P47" style:family="paragraph" style:parent-style-name="Standard" style:list-style-name="L40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4e5768" style:font-name="Mandali" fo:font-size="11.25pt" fo:letter-spacing="normal" fo:font-style="normal" fo:font-weight="normal"/>
    </style:style>
    <style:style style:name="P4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12529" style:font-name="Times New Roman1" fo:font-size="12pt" fo:letter-spacing="normal" fo:font-style="normal" fo:font-weight="normal" style:font-weight-asian="normal" style:font-weight-complex="normal"/>
    </style:style>
    <style:style style:name="P49" style:family="paragraph" style:parent-style-name="Standard">
      <style:paragraph-properties fo:margin-left="0in" fo:margin-right="0in" fo:orphans="2" fo:widows="2" fo:text-indent="0in" style:auto-text-indent="false"/>
    </style:style>
    <style:style style:name="P50" style:family="paragraph" style:parent-style-name="Table_20_Contents">
      <style:paragraph-properties fo:padding="0.0193in" fo:border="0.0008in solid #ccccc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variant="normal" fo:text-transform="none" fo:color="#000000" style:font-name="Times New Roman1" fo:font-size="10.5pt" fo:letter-spacing="normal" fo:font-style="normal" fo:font-weight="normal"/>
    </style:style>
    <style:style style:name="T9" style:family="text">
      <style:text-properties fo:font-variant="normal" fo:text-transform="none" fo:color="#4e5768" style:font-name="Mandali" fo:font-size="11.25pt" fo:letter-spacing="normal" fo:font-style="normal" fo:font-weight="normal"/>
    </style:style>
    <style:style style:name="T10" style:family="text">
      <style:text-properties fo:font-variant="normal" fo:text-transform="none" fo:color="#4e5768" style:font-name="Mandali" fo:font-size="11.25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4e5768" style:font-name="Mandali" fo:font-size="11.25pt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color="#505050" style:font-name="Noto Sans" fo:font-size="10.5pt" fo:letter-spacing="normal" fo:font-style="normal" fo:font-weight="normal"/>
    </style:style>
    <style:style style:name="T13" style:family="text">
      <style:text-properties fo:font-variant="normal" fo:text-transform="none" fo:color="#505050" style:font-name="Noto Sans" fo:font-size="10.5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202124" style:font-name="arial" fo:font-size="12pt" fo:letter-spacing="normal" fo:font-style="normal" fo:font-weight="normal"/>
    </style:style>
    <style:style style:name="T15" style:family="text">
      <style:text-properties fo:font-variant="normal" fo:text-transform="none" fo:color="#202124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02124" style:font-name="arial" fo:font-size="12pt" fo:letter-spacing="normal" fo:font-style="normal" fo:font-weight="bold" style:font-weight-asian="bold" style:font-weight-complex="bold"/>
    </style:style>
    <style:style style:name="T17" style:family="text">
      <style:text-properties fo:color="#000000" style:font-name="Times New Roman1"/>
    </style:style>
    <style:style style:name="T18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5"><text:tab/><text:tab/><text:tab/><text:tab/><text:tab/>AWS Cheat_Sheet</text:span> </text:p>
      <text:p text:style-name="Standard"/>
      <text:p text:style-name="Standard">*Please go through the complete Document sheet.</text:p>
      <text:list xml:id="list8006465169722564747" text:style-name="L14">
        <text:list-header>
          <text:p text:style-name="P25"><text:s/></text:p>
        </text:list-header>
      </text:list>
      <text:p text:style-name="Standard"/>
      <text:p text:style-name="P26">DataBase / FileSystem</text:p>
      <text:p text:style-name="Standard"/>
      <text:list xml:id="list7996159811992878339" text:style-name="L29">
        <text:list-item>
          <text:p text:style-name="P30"><text:span text:style-name="T1">DynamoDB</text:span> – Scalable, Availability, Key-Value Pair</text:p>
          <text:list>
            <text:list-header>
              <text:p text:style-name="P30">1. DAX – acts as cache </text:p>
              <text:p text:style-name="P30">2. horizontally scalable</text:p>
            </text:list-header>
          </text:list>
        </text:list-item>
        <text:list-item>
          <text:p text:style-name="P30"><text:span text:style-name="T1">Athena</text:span> – <text:span text:style-name="T2">perform analytics</text:span> over complex data, transactional db</text:p>
        </text:list-item>
        <text:list-item>
          <text:p text:style-name="P30"><text:span text:style-name="T1">EFS</text:span> – Explanation EFS is a fully-managed service that makes it easy to set up and scale file storage in the Amazon Cloud EFS uses the NFSv4.1 protocol Amazon EFS is <text:span text:style-name="T1">designed to burst to allow high throughput levels for periods of time,</text:span> EFS offers the ability to <text:span text:style-name="T1">encrypt data at rest and in transit</text:span> . <text:span text:style-name="T3">Can be mounted on multiple instances and across regions.</text:span></text:p>
        </text:list-item>
      </text:list>
      <text:p text:style-name="Standard"><text:tab/>– can be scaled automatically.<text:line-break/> <text:tab/>– can be accessed concurrently by multiple EC2 instances.<text:line-break/> <text:tab/>– support file-level locking. </text:p>
      <text:list xml:id="list41639542" text:continue-numbering="true" text:style-name="L29">
        <text:list-item>
          <text:p text:style-name="P30"><text:span text:style-name="T1">RedShift</text:span> - Data_Warehouse service – fast, high availability, Transaction DB</text:p>
        </text:list-item>
        <text:list-item>
          <text:p text:style-name="P30"><text:span text:style-name="T1">Aurora</text:span> – high performance, availability, <text:s text:c="2"/>for relational data – MySQL, PostgreSQL</text:p>
        </text:list-item>
      </text:list>
      <text:p text:style-name="Standard"/>
      <text:p text:style-name="Standard"/>
      <text:p text:style-name="Standard"><text:span text:style-name="T1">Storages</text:span> – </text:p>
      <text:list xml:id="list1588637215352224761" text:style-name="L30">
        <text:list-item>
          <text:p text:style-name="P31">S3 – Simple Storage – Standard, Glacier</text:p>
          <text:p text:style-name="P31"><text:span text:style-name="T1"/></text:p>
        </text:list-item>
      </text:list>
      <text:p text:style-name="Standard"><text:span text:style-name="T1">S3 Intelligent-Tiering </text:span>– when<text:span text:style-name="T1"> access patterns are unknown</text:span>, changes class based on access patterns thus saving cost</text:p>
      <text:p text:style-name="Standard"><text:span text:style-name="T1">S3 Standard Infrequent Access <text:s/>retrival </text:span>– for data that is not accessed frequently (milliseconds retrieval time).</text:p>
      <text:p text:style-name="Standard"><text:span text:style-name="T1">Glacier Expedited retrievals </text:span>– 1-5 Mins/GB – to access glacier data immediately.</text:p>
      <text:p text:style-name="Standard"><text:span text:style-name="T1">Glacier standard retrievals <text:s/></text:span>- between 3-4 hours – glacier stores are for longer period of times and retrieval time is large ~ hence cheap.</text:p>
      <text:p text:style-name="Standard"><text:span text:style-name="T1">Glacier bulk retrievals <text:s/></text:span>- lowest cost retrieval option (5-12 hours – but bulk data even in petabytes)</text:p>
      <text:p text:style-name="Standard"><text:span text:style-name="T1">S3 One Zone IA </text:span>– for cheaper infrequent access, as available only in one zone (AZ)</text:p>
      <text:p text:style-name="Standard"/>
      <text:p text:style-name="Standard"/>
      <text:p text:style-name="Standard"/>
      <text:p text:style-name="Standard"/>
      <text:list xml:id="list41631862" text:continue-numbering="true" text:style-name="L30">
        <text:list-item>
          <text:p text:style-name="P31"><text:span text:style-name="T1">EBS</text:span> – works as a Hard Disc(or External Storage),</text:p>
          <text:list>
            <text:list-item>
              <text:list>
                <text:list-header>
                  <text:p text:style-name="P31">can be attached and detached from any instance/EC2,</text:p>
                  <text:p text:style-name="P31">encryption - <text:s/>in transit, data-at-rest.</text:p>
                </text:list-header>
                <text:list-item>
                  <text:p text:style-name="P31">Can be mounted only on one EC2 in a single region. </text:p>
                </text:list-item>
              </text:list>
            </text:list-item>
          </text:list>
        </text:list-item>
      </text:list>
      <text:p text:style-name="Standard"/>
      <text:list xml:id="list7719752530279305706" text:style-name="L31">
        <text:list-item>
          <text:p text:style-name="P32"><text:span text:style-name="T1">Instance Store </text:span>– we can compare this type of memory store to on-device memory.</text:p>
        </text:list-item>
      </text:list>
      <text:p text:style-name="Standard"><text:s text:c="13"/><text:tab/><text:tab/> <text:s text:c="3"/>Data is deleted if Instance is terminated.</text:p>
      <text:p text:style-name="Standard"/>
      <text:p text:style-name="Standard"/>
      <text:p text:style-name="P26">Monitoring/logs</text:p>
      <text:list xml:id="list7534948203387531257" text:style-name="L32">
        <text:list-item>
          <text:p text:style-name="P33">CloudWatch – logs of action performed on AWS service</text:p>
        </text:list-item>
        <text:list-item>
          <text:p text:style-name="P33"><text:soft-page-break/>CloudTrail – logs of activity (example accessing a function, number of hits to a lambda)</text:p>
        </text:list-item>
      </text:list>
      <text:p text:style-name="Standard"/>
      <text:p text:style-name="Standard"/>
      <text:p text:style-name="Standard"><text:span text:style-name="T1">Messaging Queues </text:span>– (keyword – FIFO messaging requirement)</text:p>
      <text:list xml:id="list3891264735625059352" text:style-name="L33">
        <text:list-item>
          <text:p text:style-name="P27">SQS</text:p>
          <text:list>
            <text:list-header>
              <text:p text:style-name="P34">Long Polling – consumer makes receive_message request only after long poll time expires or when message becomes available in the <text:s/>queue, thus avoiding empty responses for receive messages, thus cost-effective.</text:p>
              <text:p text:style-name="P34"><text:s/></text:p>
              <text:p text:style-name="P34">Short Polling – By default, sqs has short polling, depending on the use case of immediate return requests/message short polling is used.</text:p>
            </text:list-header>
          </text:list>
        </text:list-item>
      </text:list>
      <text:p text:style-name="Standard"/>
      <text:list xml:id="list7734419208022012817" text:style-name="L34">
        <text:list-item>
          <text:p text:style-name="P35"><text:span text:style-name="T1">DLQ</text:span> – Message is sent to DLQ (Dead letter Queue), when a message processing fails/ message not consumed, Incorrect Queue is specified or when a Queue is full. The message is sent/stored to DLQ when a number of tries are carried out.</text:p>
        </text:list-item>
      </text:list>
      <text:p text:style-name="Standard"/>
      <text:p text:style-name="Standard"/>
      <text:p text:style-name="Standard"><text:span text:style-name="T1">VPC</text:span> – Virtual Private Cloud.</text:p>
      <text:list xml:id="list7561774543355877205" text:style-name="L35">
        <text:list-item>
          <text:p text:style-name="P36">Regional Level service</text:p>
        </text:list-item>
        <text:list-item>
          <text:p text:style-name="P36">can have instances/EC2 machines – in different AZ's inside VPC</text:p>
        </text:list-item>
        <text:list-item>
          <text:p text:style-name="P36">Max 5 VPC's, 200 subnets in one Region.</text:p>
        </text:list-item>
        <text:list-item>
          <text:p text:style-name="P36">Components of VPC include – Routing Tables, internet gateways, security groups, NACL, CIDR block (should be unique for each vpc), Peering connection (to connect to other vpc, on-premise, other aws services.</text:p>
          <text:p text:style-name="P36"/>
        </text:list-item>
      </text:list>
      <text:p text:style-name="Standard"/>
      <text:p text:style-name="Standard"/>
      <text:p text:style-name="P26">Placement <text:s/>Groups</text:p>
      <text:list xml:id="list440193573879278346" text:style-name="L36">
        <text:list-item>
          <text:p text:style-name="P37"><text:span text:style-name="T1">Cluster</text:span> PG – all instances of same type, for HPC, closely packed, same underlying hardware</text:p>
        </text:list-item>
        <text:list-item>
          <text:p text:style-name="P37"><text:span text:style-name="T1">Partion</text:span> PG – one type of instances in one partition with same type of underlying hardware, 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7"><text:span text:style-name="T4">use</text:span> – Hadoop, Kafka, Cassandra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7"><text:span text:style-name="T1">Spread</text:span> PG – varying type of <text:span text:style-name="T3">small</text:span> group of instances with varying <text:s/>underlying hardware.</text:p>
        </text:list-item>
      </text:list>
      <text:p text:style-name="Standard"/>
      <text:p text:style-name="Text_20_body"><text:span text:style-name="T1">Amazon API Gateway </text:span>– to fetch data from AWS services securely.</text:p>
      <text:p text:style-name="Text_20_body"><text:span text:style-name="T1">Amazon Cognito </text:span>- <text:s/></text:p>
      <text:p text:style-name="Text_20_body">To identify user(kind of authentication) and app data sync across all mobile/web apps</text:p>
      <text:p text:style-name="Text_20_body"><text:line-break/></text:p>
      <text:p text:style-name="P10">Elastic Load Balancer</text:p>
      <text:list xml:id="list2970602812438280282" text:style-name="L37">
        <text:list-item>
          <text:p text:style-name="P11">ALB – HTTP/HTTPS, Layer 7</text:p>
        </text:list-item>
        <text:list-item>
          <text:p text:style-name="P11">NLB – TCP/UPD , reduce latency – Layer 4</text:p>
        </text:list-item>
        <text:list-item>
          <text:p text:style-name="P11">Classic LB – HTTP/HTTPS/TCP/UDP – operates at both Layer 4, Layer 7. (AWS Recommends to use specific LB's as per use).</text:p>
        </text:list-item>
      </text:list>
      <text:p text:style-name="Standard"/>
      <text:p text:style-name="P26">AWS Direct Connect </text:p>
      <text:p text:style-name="Standard"><text:soft-page-break/><text:tab/>- Connect to multiple VPC's, connect VPC to a Data center through a <text:span text:style-name="T3">virtual private interface </text:span><text:span text:style-name="T6"><text:tab/><text:tab/> <text:s text:c="2"/>and reduce cost of </text:span><text:span text:style-name="T3">cross-region </text:span><text:span text:style-name="T6">basis</text:span>.</text:p>
      <text:list xml:id="list7266522406160228229" text:style-name="L38">
        <text:list-item>
          <text:list>
            <text:list-item>
              <text:p text:style-name="P38">Takes long time to order a Direct-Connect link.</text:p>
            </text:list-item>
            <text:list-item>
              <text:p text:style-name="P38">Dedicated Connection from On-Premise to AWS</text:p>
            </text:list-item>
          </text:list>
        </text:list-item>
      </text:list>
      <text:p text:style-name="Standard"/>
      <text:p text:style-name="Standard"><text:span text:style-name="T1">AWS Transit Gateway</text:span> – regional construct</text:p>
      <text:list xml:id="list1739282868012714717" text:style-name="L39">
        <text:list-item>
          <text:list>
            <text:list-item>
              <text:p text:style-name="P39">is like a router(HUB)</text:p>
            </text:list-item>
            <text:list-item>
              <text:p text:style-name="P39">connects <text:span text:style-name="T1">VPC's</text:span> and <text:span text:style-name="T1">on-premise </text:span>to a HUB </text:p>
            </text:list-item>
          </text:list>
        </text:list-item>
      </text:list>
      <text:p text:style-name="Standard"/>
      <text:p text:style-name="Standard"><text:span text:style-name="T1">AWS Virtual Private GateWay </text:span>-</text:p>
      <text:p text:style-name="Standard"><text:tab/>- it is on the EDGE of your VPC to connect to VPC to On-Premise client via <text:span text:style-name="T1">VPN</text:span></text:p>
      <text:p text:style-name="Standard"/>
      <text:p text:style-name="Standard"/>
      <text:p text:style-name="Standard"><text:span text:style-name="T1">AWS WAF </text:span>-</text:p>
      <text:p text:style-name="Standard"><text:tab/><text:span text:style-name="T1">W</text:span>eb<text:span text:style-name="T1">A</text:span>pplication<text:span text:style-name="T1">F</text:span>irewall – to protect your web-application, </text:p>
      <text:p text:style-name="Standard"><text:tab/>pricing based on – number of rules deployed.</text:p>
      <text:p text:style-name="Standard"/>
      <text:p text:style-name="Standard"><text:span text:style-name="T1">AWS EMR </text:span>- </text:p>
      <text:p text:style-name="Standard"><text:tab/>High Performance analysis for BigData using Apache Spark, Apache Hive.</text:p>
      <text:p text:style-name="Standard"><text:tab/>Uses Hadoop framework on EC2 instances</text:p>
      <text:p text:style-name="Standard"/>
      <text:p text:style-name="Standard"><text:span text:style-name="T1">AWS Global Accelerator</text:span> </text:p>
      <text:p text:style-name="Standard"><text:tab/>keywords – static ip address + less latency</text:p>
      <text:p text:style-name="Standard"/>
      <text:p text:style-name="P2"/>
      <text:p text:style-name="P4"><text:span text:style-name="T1">Amazon Simple Workflow Service (SWF)</text:span> --</text:p>
      <text:p text:style-name="P4">Is a web service that makes it easy to coordinate work across distributed application components. SWF enables applications for a range of use cases, including media processing, web application back-ends, business process workflows, and analytics pipelines.</text:p>
      <text:p text:style-name="P4"/>
      <text:p text:style-name="P4"/>
      <text:p text:style-name="P4">Network Address Translation (<text:span text:style-name="T1">NAT</text:span>) Gateway - </text:p>
      <text:p text:style-name="P7"><text:span text:style-name="T8">private subnet accessing external endpoints. Requires internet through NAT Gateway</text:span><text:span text:style-name="T17"> </text:span></text:p>
      <text:p text:style-name="P4"/>
      <text:p text:style-name="P4"><text:span text:style-name="T1">Amazon Fsx </text:span>-</text:p>
      <text:p text:style-name="Standard">Amazon FSx provides you with <text:span text:style-name="T1">two</text:span> file systems to choose from: <text:span text:style-name="T1">Amazon FSx for Windows File Server for business applications</text:span> and<text:span text:style-name="T1"> Amazon FSx for Lustre</text:span> for high-performance workloads </text:p>
      <text:p text:style-name="Standard"/>
      <text:p text:style-name="P4"><text:tab/><text:span text:style-name="T1">FSx for lustre </text:span>- </text:p>
      <text:p text:style-name="Standard"><text:tab/>Amazon FSx for Lustre is a <text:span text:style-name="T1">fully managed</text:span> service that provides cost-effective, high-<text:tab/>performance, scalable storage for <text:span text:style-name="T1">compute</text:span> workloads.</text:p>
      <text:p text:style-name="Standard"/>
      <text:p text:style-name="Standard"/>
      <text:p text:style-name="Standard"><text:span text:style-name="T1">AWS Fargate </text:span>– <text:span text:style-name="T3">key – compute to container services</text:span></text:p>
      <text:p text:style-name="Standard">AWS Fargate is a serverless compute engine for containers that works with both Amazon Elastic Container Service (ECS) and Amazon Elastic Kubernetes Service (EKS). </text:p>
      <text:p text:style-name="Standard"/>
      <text:p text:style-name="Standard"/>
      <text:p text:style-name="P6"><text:soft-page-break/><text:span text:style-name="T1">AWS Certificate Manager </text:span></text:p>
      <text:p text:style-name="Standard">AWS Certificate Manager is a service that lets you easily provision, manage, and deploy public and private Secure Sockets Layer/Transport Layer Security (SSL/TLS) certificates for use with AWS(Amazon Web Service) services and your internal connected resources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B engines and their operating ports -</text:p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8">Database Engine</text:p>
            </table:table-cell>
            <table:table-cell table:style-name="Table1.A1" office:value-type="string">
              <text:p text:style-name="P8">Default Port Number</text:p>
            </table:table-cell>
          </table:table-row>
        </table:table-header-rows>
        <table:table-row>
          <table:table-cell table:style-name="Table1.A1" office:value-type="string">
            <text:p text:style-name="P8">Aurora/MySQL/</text:p>
            <text:p text:style-name="P8">MariaDB</text:p>
          </table:table-cell>
          <table:table-cell table:style-name="Table1.A1" office:value-type="string">
            <text:p text:style-name="P8">3306</text:p>
          </table:table-cell>
        </table:table-row>
        <table:table-row>
          <table:table-cell table:style-name="Table1.A1" office:value-type="string">
            <text:p text:style-name="P8">PostgreSQL</text:p>
          </table:table-cell>
          <table:table-cell table:style-name="Table1.A1" office:value-type="string">
            <text:p text:style-name="P8">5432</text:p>
          </table:table-cell>
        </table:table-row>
        <table:table-row>
          <table:table-cell table:style-name="Table1.A1" office:value-type="string">
            <text:p text:style-name="P8">Oracle</text:p>
          </table:table-cell>
          <table:table-cell table:style-name="Table1.A1" office:value-type="string">
            <text:p text:style-name="P8">1521</text:p>
          </table:table-cell>
        </table:table-row>
        <table:table-row>
          <table:table-cell table:style-name="Table1.A1" office:value-type="string">
            <text:p text:style-name="P8">SQL Server</text:p>
          </table:table-cell>
          <table:table-cell table:style-name="Table1.A1" office:value-type="string">
            <text:p text:style-name="P8">1433</text:p>
          </table:table-cell>
        </table:table-row>
      </table:table>
      <text:p text:style-name="Standard"/>
      <text:p text:style-name="P6"/>
      <text:p text:style-name="Standard"/>
      <text:p text:style-name="Standard"><text:span text:style-name="T1">Elastic Cache <text:s text:c="2"/></text:span>- use when you want to cache data from database/datastore</text:p>
      <text:p text:style-name="Standard"/>
      <text:p text:style-name="Standard"><text:span text:style-name="T1">Cloudfront</text:span> – use when you want to cache the data to an <text:span text:style-name="T3">edge</text:span> location so no request is sent to the <text:tab/><text:tab/><text:tab/>origin <text:tab/>server.</text:p>
      <text:p text:style-name="Standard"/>
      <text:p text:style-name="Standard"><text:span text:style-name="T1">AWS PrivateLink </text:span>-</text:p>
      <text:p text:style-name="Standard">To provide <text:span text:style-name="T1">private</text:span> connectivity between – <text:span text:style-name="T1">VPC, aws services, on-premise network </text:span>- **without accessing/exposing to public internet.</text:p>
      <text:p text:style-name="P3">Example – connect/access to aws parameter store(aws service) from VPC without connecting to internet.</text:p>
      <text:p text:style-name="P3"/>
      <text:p text:style-name="Standard"/>
      <text:p text:style-name="P6"><text:span text:style-name="T16">Amazon Elastic Kubernetes Service </text:span><text:span text:style-name="T14">(</text:span><text:span text:style-name="T15">EKS</text:span><text:span text:style-name="T14">)</text:span> -</text:p>
      <text:p text:style-name="Standard">Amazon Elastic Kubernetes Service (Amazon EKS) gives you the flexibility to start, run, and scale Kubernetes applications in the AWScloud or on-premises </text:p>
      <text:p text:style-name="Standard"/>
      <text:p text:style-name="Standard"/>
      <text:p text:style-name="Standard"><text:span text:style-name="T1">AWS OpsWork </text:span>- </text:p>
      <text:p text:style-name="Standard">AWS OpsWorks is a <text:span text:style-name="T1">configuration management service that provides managed instances of Chef and Puppet</text:span>. ... OpsWorks lets you use Chef and Puppet to automate how servers are <text:span text:style-name="T1">configured, deployed, and managed </text:span>across your Amazon EC2 instances or on-premises compute environments. </text:p>
      <text:p text:style-name="Standard"/>
      <text:p text:style-name="Standard"/>
      <text:p text:style-name="Standard"/>
      <text:p text:style-name="Standard"/>
      <text:p text:style-name="Standard">What does user instance <text:span text:style-name="T1">metadata</text:span> vs instance <text:span text:style-name="T1">user_data</text:span> store?</text:p>
      <text:p text:style-name="Standard"><text:soft-page-break/></text:p>
      <text:p text:style-name="Standard">Meta data – data/info about the ec2 instance</text:p>
      <text:p text:style-name="Standard"/>
      <text:p text:style-name="Standard">userdata – configurations info/script to run set of commands when a machine starts(boot-time)</text:p>
      <text:p text:style-name="Standard"><text:tab/><text:tab/>eg <text:s/>installing updates, softwares, downloading files etc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ointers/Key words/Exam Tips -</text:p>
      <text:p text:style-name="Standard"/>
      <text:p text:style-name="Standard">@vpc peering - connecting VPC-A and VPC-B to each other without internet gateway or vpc endpoint. </text:p>
      <text:p text:style-name="Standard"><text:tab/><text:tab/><text:tab/> <text:s text:c="2"/>VPC's could be in same region or different regions (inter-region vpc).</text:p>
      <text:p text:style-name="Standard"><text:tab/><text:tab/><text:tab/> <text:s text:c="2"/>cannot have VPC connection with overlapping CIDR blocks.</text:p>
      <text:p text:style-name="Standard"><text:tab/><text:tab/><text:tab/> <text:s/></text:p>
      <text:p text:style-name="Standard"/>
      <text:p text:style-name="Standard">@vpc endpoint - <text:s/>private connection between VPC and supported AWS services(S3, Dynamo DB).</text:p>
      <text:p text:style-name="Standard"><text:tab/><text:tab/> <text:s text:c="4"/>can be connected to only aws services of S3 and Dynamo DB.</text:p>
      <text:p text:style-name="Standard"/>
      <text:p text:style-name="Standard">@internet gateway - ec2 &gt;&gt; route table (add destination-internet(o.o.o.o/o), target-internet_gateway_id &gt;&gt; internet_gateway &gt;&gt; public internet. Note- this <text:tab/>route table cannot be main route table.</text:p>
      <text:p text:style-name="Standard"><text:span text:style-name="T4">Purpose</text:span> - connect vpc to public internet using a custom route table (destination-internet, target-IG_id).</text:p>
      <text:p text:style-name="Standard"/>
      <text:p text:style-name="Standard"/>
      <text:p text:style-name="Standard">@virtual private gateway - <text:s text:c="2"/><text:tab/><text:tab/><text:tab/><text:tab/>VPC A</text:p>
      <text:p text:style-name="Standard"><text:tab/><text:tab/><text:tab/><text:tab/><text:tab/><text:tab/><text:tab/> <text:s/>|</text:p>
      <text:p text:style-name="Standard"><text:tab/><text:tab/><text:tab/><text:tab/><text:tab/><text:tab/><text:tab/> <text:s/>|(VPC Connection)</text:p>
      <text:p text:style-name="Standard"><text:tab/><text:tab/><text:tab/><text:tab/><text:tab/><text:tab/><text:tab/> <text:s/>|</text:p>
      <text:p text:style-name="Standard"><text:tab/><text:tab/><text:tab/><text:tab/><text:tab/><text:tab/>On-Site/Customer Gateway....(Hardware or software)</text:p>
      <text:p text:style-name="Standard"><text:tab/><text:tab/><text:tab/><text:tab/><text:tab/><text:tab/></text:p>
      <text:p text:style-name="Standard"/>
      <text:p text:style-name="Standard">@transit gateway - <text:s/>to connect vpc's and on-premise networks through a central hub,</text:p>
      <text:p text:style-name="Standard"><text:tab/><text:tab/><text:tab/><text:tab/><text:tab/>VPC-A <text:tab/><text:tab/>VPC-B</text:p>
      <text:p text:style-name="Standard"><text:tab/><text:tab/><text:tab/><text:tab/><text:tab/> <text:s/>|<text:tab/><text:tab/><text:tab/> <text:s/>|</text:p>
      <text:p text:style-name="Standard"><text:tab/><text:tab/><text:tab/><text:tab/><text:tab/> <text:s/>|<text:tab/><text:tab/><text:tab/> <text:s/>|</text:p>
      <text:p text:style-name="Standard"><text:tab/><text:tab/><text:tab/><text:tab/><text:tab/> <text:s/>\ <text:s text:c="10"/><text:tab/><text:tab/>/</text:p>
      <text:p text:style-name="Standard"><text:tab/><text:tab/><text:tab/><text:tab/><text:tab/> TRANSIT Gateway(HUB)</text:p>
      <text:p text:style-name="Standard"><text:tab/><text:tab/><text:tab/><text:tab/><text:tab/><text:tab/><text:tab/>|</text:p>
      <text:p text:style-name="Standard"><text:tab/><text:tab/><text:tab/><text:tab/><text:tab/><text:tab/><text:tab/>|(VPC Connection)</text:p>
      <text:p text:style-name="Standard"><text:tab/><text:tab/><text:tab/><text:tab/><text:tab/><text:tab/><text:tab/>|</text:p>
      <text:p text:style-name="Standard"><text:tab/><text:tab/><text:tab/><text:tab/><text:tab/>On-Site/Customer Gateway <text:tab/></text:p>
      <text:p text:style-name="Standard"><text:soft-page-break/><text:tab/><text:tab/><text:tab/><text:tab/><text:tab/> </text:p>
      <text:p text:style-name="Standard"/>
      <text:p text:style-name="Standard">@direct connect - dedicated connection from on-premise/office to AWS, secure(no public internet), takes time to set up once requested for direct_connect link. </text:p>
      <text:p text:style-name="Standard"><text:tab/>(1GBps and 10GBps connection)</text:p>
      <text:p text:style-name="Standard"><text:tab/>Use case - stable &amp; dedicated connection, to transfer large amt. of data.</text:p>
      <text:p text:style-name="Standard"><text:tab/>Flow/Architectture ===&gt; on-premise/office &gt;&gt; aws Direct connect location/endpoint &gt;&gt; aws</text:p>
      <text:p text:style-name="Standard"><text:tab/><text:tab/><text:tab/><text:tab/> </text:p>
      <text:p text:style-name="Standard">direct connect gateway - <text:s/>connect two/more different vpc (2 different regions, global service) to a &gt;&gt; direct connect gateway &gt;&gt; and connect &gt;&gt; direct connect gateway to &gt;&gt; Private Virtual Interface to &gt;&gt; aws Direct connect location/endpoint/Customer network.</text:p>
      <text:p text:style-name="Standard">Note - cannot connect one vpc to another via Direct Connect Gateway.</text:p>
      <text:p text:style-name="Standard"/>
      <text:p text:style-name="Standard">Nat gateway - to communicate to internet only for requests from VPC to internet, NAT gateway lives in the public subnet of vpc and is used for private subnet to access internet --&gt; which goes via the nat gateway in <text:s/>placed in the VPC (routing table of Private subnet should be updated accordingly),</text:p>
      <text:p text:style-name="Standard">use case - applying patch updates the instances in private subnet. nat instance - similar to nat gateway,</text:p>
      <text:p text:style-name="Standard">aws recommends nat gateway as it is a fully managed service,</text:p>
      <text:p text:style-name="Standard"/>
      <text:p text:style-name="Standard">API Gateway - <text:s/>API Gateway&lt;-------&gt; AWS Lambda &lt;-------&gt; S3, DynamoDB</text:p>
      <text:p text:style-name="Standard"><text:tab/><text:tab/><text:tab/><text:tab/><text:tab/>|<text:tab/><text:tab/><text:tab/><text:tab/><text:tab/>|</text:p>
      <text:p text:style-name="Standard"><text:tab/><text:tab/><text:tab/><text:tab/><text:tab/>|<text:tab/><text:tab/><text:tab/><text:tab/><text:tab/>|</text:p>
      <text:p text:style-name="Standard"><text:tab/><text:tab/><text:tab/><text:tab/>End user <text:tab/><text:tab/>Devs writing and mainting </text:p>
      <text:p text:style-name="Standard"><text:tab/><text:tab/><text:tab/><text:tab/><text:tab/><text:tab/><text:tab/><text:tab/> code here</text:p>
      <text:p text:style-name="Standard"/>
      <text:p text:style-name="Standard">Is a fully managed service - can monitor, is secure, versions, throttling(processing requests/sec).</text:p>
      <text:p text:style-name="Standard"/>
      <text:p text:style-name="Standard">@ALB - layer 7 - HTTP, HTTPS requests. Use case to direct the load of say - siteA to ec2-A and siteB to ec2-B</text:p>
      <text:p text:style-name="Standard"/>
      <text:p text:style-name="Standard">@NLB - Layer 4 - TCP, UDP requests. Use case - to transfer the connection to a AZ,,, say server in az1 crashes - NLB will direct requests to other az i.e az2</text:p>
      <text:p text:style-name="Standard"><text:tab/> <text:s/>(Note - during NLB setup - we need to provide 2 different AZ's</text:p>
      <text:p text:style-name="Standard"/>
      <text:p text:style-name="Standard">@CLB - operates on both layer 7(HTTP, HTTPS) and layer 4(TCP, UDP) - previous generation - recommended only for EC2 type - Classic</text:p>
      <text:p text:style-name="Standard"/>
      <text:p text:style-name="Standard">@network / access control list - operates at subnet level. security for which traffic to allow/deny.</text:p>
      <text:p text:style-name="Standard">Supports both "<text:span text:style-name="T3">allow</text:span>" and "<text:span text:style-name="T3">Deny</text:span>".</text:p>
      <text:p text:style-name="Standard"><text:span text:style-name="T3">Stateless</text:span>. explicitly mention allow/deny rules for both incoming/outgoing traffic.</text:p>
      <text:p text:style-name="Standard"><text:tab/><text:tab/><text:tab/><text:tab/><text:tab/><text:tab/><text:tab/><text:tab/></text:p>
      <text:p text:style-name="Standard"/>
      <text:p text:style-name="Standard">@security group - operates at ec2/service level. Security rules for instance inside the subnet.</text:p>
      <text:p text:style-name="Standard">Supports "allow" rules only. Default is "all Deny".</text:p>
      <text:p text:style-name="Standard"><text:span text:style-name="T3">State-full</text:span>, it "allowed" to come in, automatically allowed to go out.</text:p>
      <text:p text:style-name="Standard"/>
      <text:p text:style-name="Standard"/>
      <text:p text:style-name="Standard"/>
      <text:list xml:id="list7779790934583001449" text:style-name="L40">
        <text:list-item>
          <text:p text:style-name="P44"><text:span text:style-name="T9">tightly-coupled High Performance Computing (HPC)</text:span> <text:s/>- <text:s/><text:span text:style-name="T9">Elastic Fabric Adapter (EFA)</text:span></text:p>
        </text:list-item>
        <text:list-item>
          <text:p text:style-name="P44"><text:soft-page-break/><text:span text:style-name="T12">Linux instances needs file storage, Go for EFS</text:span><text:span text:style-name="T9"> </text:span></text:p>
        </text:list-item>
        <text:list-item>
          <text:p text:style-name="P44"><text:span text:style-name="T12">The main differences between EBS and EFS is that EBS is only accessible from a single EC2 instance <text:tab/>in your particular AWS region, while EFS allows you to mount the file system across multiple regions <text:tab/>and instances. <text:s/><text:tab/><text:tab/></text:span><text:span text:style-name="T13">BUT</text:span><text:span text:style-name="T12"> <text:s/><text:tab/><text:tab/><text:tab/>you can now enable Multi-Attach on Amazon <text:tab/>EBS Provisioned IOPS io1 volumes to allow a single volume to be concurrently attached to up to <text:tab/>sixteen AWS Nitro System-based Amazon Elastic Compute Cloud (Amazon EC2) instances within the <text:tab/>same Availability Zone </text:span><text:span text:style-name="T9"><text:s/></text:span><text:s/>(as of FEB 2020)</text:p>
        </text:list-item>
        <text:list-item>
          <text:p text:style-name="P44"><text:span text:style-name="T12">Run SQL queries in S3/Large scale datasets <text:s/>= </text:span><text:span text:style-name="T13">Athena</text:span> </text:p>
        </text:list-item>
        <text:list-item>
          <text:p text:style-name="P44"><text:span text:style-name="T12">Data loading for analysis later</text:span> = Kinesis firehose</text:p>
        </text:list-item>
        <text:list-item>
          <text:p text:style-name="P44"><text:span text:style-name="T12">Static content on S3 = Cloudfront</text:span> </text:p>
        </text:list-item>
        <text:list-item>
          <text:p text:style-name="P44"><text:span text:style-name="T9">Read replicas are available in </text:span><text:span text:style-name="T10">Amazon RDS</text:span><text:span text:style-name="T9"> - for MySQL, MariaDB, PostgreSQL, Oracle, <text:tab/>and <text:tab/>SQL Server as well as Amazon Aurora.</text:span> </text:p>
        </text:list-item>
        <text:list-item>
          <text:p text:style-name="P44"><text:span text:style-name="T9">Custom security groups do not have inbound allow rules (all inbound traffic is denied by <text:tab/>default)</text:span> </text:p>
        </text:list-item>
        <text:list-item>
          <text:p text:style-name="P44">Dynamo DB - <text:span text:style-name="T9">to prevent read old “Stale” data = use strongly consistent reads</text:span> (exam hint)</text:p>
        </text:list-item>
        <text:list-item>
          <text:p text:style-name="P44"><text:span text:style-name="T9">When you want to access Dynamo db via Lambda Function ---- </text:span><text:span text:style-name="T11">To allow Lambda function <text:tab/>from accessing DyanmoDB = Create a role + set the necessary permission to access <text:tab/>DynamoDB + assign to Lambda</text:span> </text:p>
        </text:list-item>
        <text:list-item>
          <text:p text:style-name="P44"><text:span text:style-name="T9">For VPC ------- <text:s/>application in a private subnet needs to call other AWS service + </text:span><text:span text:style-name="T10">without <text:tab/>leaving amazon <text:s/>network</text:span><text:span text:style-name="T9"> = Use Amazon VPC endpoint.</text:span></text:p>
        </text:list-item>
        <text:list-item>
          <text:p text:style-name="P47">keywords*****<text:line-break/> <text:tab/>a – “dynamic port routing” = Application load balancer<text:line-break/> <text:tab/>b – ” static web application” = CloudFront<text:line-break/> <text:tab/>c – “geographically redundant ,scalable and highly available” = Amazon Route 53 and Auto <text:tab/>Scaling</text:p>
        </text:list-item>
        <text:list-item>
          <text:p text:style-name="P47">accessed infrequently + retrieved immediately + cost-optimized = Amazon S3 Standard <text:tab/>Infrequent Access </text:p>
        </text:list-item>
        <text:list-item>
          <text:p text:style-name="P44"><text:span text:style-name="T9">keyword “</text:span><text:span text:style-name="T11">master keys and unencrypted data should never be sent to AWS</text:span><text:span text:style-name="T9"> ” then you have <text:tab/>to client-side encryption with a client-side master key to send encrypted data.</text:span> <text:s/></text:p>
        </text:list-item>
        <text:list-item>
          <text:p text:style-name="P44"><text:span text:style-name="T10">Security groups </text:span><text:span text:style-name="T9">are stateful (</text:span><text:span text:style-name="T11">stateful</text:span><text:span text:style-name="T9"> - if something allowed to come in – it automatically <text:tab/>qualifies to flow out) and there is always an explicit deny.</text:span> </text:p>
        </text:list-item>
        <text:list-item>
          <text:p text:style-name="P44"><text:span text:style-name="T9">to provide </text:span><text:span text:style-name="T10">High availability to RDS</text:span><text:span text:style-name="T9"> = Configure RDS MySQL to Multi-AZ.</text:span></text:p>
        </text:list-item>
        <text:list-item>
          <text:p text:style-name="P47">Lambda Related -</text:p>
          <text:list>
            <text:list-item>
              <text:list>
                <text:list-header>
                  <text:p text:style-name="P44"><text:span text:style-name="T9"><text:s/><text:tab/>Traffic is very low. It will not hit Lambda limitation. </text:span><text:s/></text:p>
                  <text:list>
                    <text:list-header>
                      <text:p text:style-name="P44"><text:s/><text:tab/><text:span text:style-name="T9">Lambda can handle Concurrent executions 1,000 per seconds per region and this limit can <text:tab/>be increased.</text:span> </text:p>
                      <text:p text:style-name="P44">18. <text:tab/><text:span text:style-name="T9">The health check grace period is the amount of time Amazon EC2 Auto Scaling waits before <text:tab/>checking the health status of the instance. Amazon EC2 status checks and Elastic Load <text:tab/>Balancing health checks can complete before the health check grace period expires. <text:tab/>However, Amazon EC2 Auto Scaling does not act on them until the health check grace <text:tab/>period expires.</text:span></text:p>
                    </text:list-header>
                  </text:list>
                </text:list-header>
              </text:list>
            </text:list-item>
          </text:list>
        </text:list-item>
      </text:list>
      <text:p text:style-name="P6"/>
      <text:list xml:id="list5733119111804402619" text:style-name="L41">
        <text:list-item>
          <text:p text:style-name="P23">Keyworkd “Web sockets” = Application load balancer</text:p>
        </text:list-item>
        <text:list-item>
          <text:p text:style-name="P23">to prevent deleting/overwriting an object in S3 for a fixed amount of time = Use S3 Object lock (WORM) model</text:p>
        </text:list-item>
        <text:list-item>
          <text:p text:style-name="P23">custom domain name (CName)= CloudFront with S3 as origin </text:p>
        </text:list-item>
        <text:list-item>
          <text:p text:style-name="P23">The maximum number EC2 instances <text:span text:style-name="T1">per region </text:span>is 20 instances.</text:p>
        </text:list-item>
        <text:list-item>
          <text:p text:style-name="P23">to collect logs from EC2 instances = Install the Amazon CloudWatch Logs agent on EC2 instances. </text:p>
        </text:list-item>
        <text:list-item>
          <text:p text:style-name="P40"><text:span text:style-name="T14">You ca</text:span>n send <text:span text:style-name="T1">3,500</text:span> PUT/COPY/POST/DELETE or <text:span text:style-name="T1">5,500</text:span> GET/HEAD requests per second per <text:soft-page-break/>prefix in an S3 bucket. There are no limits to the number of prefixes that you can have in your bucket. </text:p>
        </text:list-item>
        <text:list-item>
          <text:p text:style-name="P40">Keyword “Docker ” = ECS</text:p>
        </text:list-item>
        <text:list-item>
          <text:p text:style-name="P40">CloudWatch TunnelState Metric - best approach to monitor the state of VPN Connection.</text:p>
        </text:list-item>
        <text:list-item>
          <text:p text:style-name="P40">transactional + scalable database + high write consistency + linked tables = Amazon Aurora</text:p>
        </text:list-item>
        <text:list-item>
          <text:p text:style-name="P40">AWS allow penetration for some resources without prior authorization.</text:p>
        </text:list-item>
        <text:list-item>
          <text:p text:style-name="P40"><text:s/>Lambda tracks the <text:span text:style-name="T7">number of requests</text:span>, <text:span text:style-name="T18">the</text:span><text:span text:style-name="T1"> latency per request</text:span>, and the <text:span text:style-name="T1">number of requests resulting in an error </text:span>.</text:p>
        </text:list-item>
        <text:list-item>
          <text:p text:style-name="P40">Spot Instances = Batch Processing</text:p>
        </text:list-item>
        <text:list-item>
          <text:p text:style-name="P40">Network access control list = default setting – all allowed.</text:p>
        </text:list-item>
        <text:list-item>
          <text:p text:style-name="P40">AWS OpsWork = manage server stacks – on Premise and AWS</text:p>
        </text:list-item>
        <text:list-item>
          <text:p text:style-name="P40">self-manage a database environment = Create an EC2 Instance and install the database service accordingly.</text:p>
        </text:list-item>
        <text:list-item>
          <text:p text:style-name="P40">Fully managed database service – Aurora db</text:p>
        </text:list-item>
        <text:list-item>
          <text:p text:style-name="P40">Random High rate read and writes + works with SQL &amp;&amp; NoSQL = EBS Provisioned IOPS SSD (io1) </text:p>
        </text:list-item>
        <text:list-item>
          <text:p text:style-name="P40">Fully managed + Fast+ flexible schema + Automatic scaling with no downtime = DynamoDB </text:p>
        </text:list-item>
        <text:list-item>
          <text:p text:style-name="P40">Use an IAM Role to Grant Permissions to Applications Running on Amazon EC2 Instances. </text:p>
        </text:list-item>
        <text:list-item>
          <text:p text:style-name="P40">indexed metadata = DynamoDB </text:p>
        </text:list-item>
        <text:list-item>
          <text:p text:style-name="P40">Amazon Kinesis Data Firehose = data loading. </text:p>
        </text:list-item>
        <text:list-item>
          <text:p text:style-name="P40">S3 multi-part – upload if file/object is greater than <text:span text:style-name="T1">100 MB</text:span></text:p>
        </text:list-item>
      </text:list>
      <text:list xml:id="list7432456736580913201" text:style-name="L42">
        <text:list-header>
          <text:p text:style-name="P41"/>
        </text:list-header>
      </text:list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raphik" svg:font-family="Graphik"/>
    <style:font-face style:name="Mandali" svg:font-family="Mandali, sans-serif"/>
    <style:font-face style:name="Noto Sans" svg:font-family="'Noto Sans', 'Helvetica Neue', 'Segoe UI', Helvetica, Verdana, Arial, sans-serif"/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3-14T07:30:30.80</meta:creation-date>
    <meta:editing-duration>P62DT7H42M45S</meta:editing-duration>
    <meta:editing-cycles>45</meta:editing-cycles>
    <meta:generator>OpenOffice/4.1.7$Win32 OpenOffice.org_project/417m1$Build-9800</meta:generator>
    <meta:initial-creator>Shreyas Devarkar</meta:initial-creator>
    <dc:date>2021-11-16T21:42:02.64</dc:date>
    <dc:creator>Shreyas Devarkar</dc:creator>
    <meta:document-statistic meta:table-count="1" meta:image-count="0" meta:object-count="0" meta:page-count="8" meta:paragraph-count="203" meta:word-count="2410" meta:character-count="14939"/>
  </office:meta>
</office:document-meta>
</file>